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60.01pt"/>
    </style:style>
    <style:style style:name="co3" style:family="table-column">
      <style:table-column-properties fo:break-before="auto" style:column-width="59.41pt"/>
    </style:style>
    <style:style style:name="co4" style:family="table-column">
      <style:table-column-properties fo:break-before="auto" style:column-width="123.76pt"/>
    </style:style>
    <style:style style:name="co5" style:family="table-column">
      <style:table-column-properties fo:break-before="auto" style:column-width="471pt"/>
    </style:style>
    <style:style style:name="co6" style:family="table-column">
      <style:table-column-properties fo:break-before="auto" style:column-width="522.74pt"/>
    </style:style>
    <style:style style:name="co7" style:family="table-column">
      <style:table-column-properties fo:break-before="auto" style:column-width="129pt"/>
    </style:style>
    <style:style style:name="co8" style:family="table-column">
      <style:table-column-properties fo:break-before="auto" style:column-width="405.01pt"/>
    </style:style>
    <style:style style:name="co9" style:family="table-column">
      <style:table-column-properties fo:break-before="auto" style:column-width="408.76pt"/>
    </style:style>
    <style:style style:name="ro1" style:family="table-row">
      <style:table-row-properties style:row-height="13.8pt" fo:break-before="auto" style:use-optimal-row-height="true"/>
    </style:style>
    <style:style style:name="ro2" style:family="table-row">
      <style:table-row-properties style:row-height="32.4pt" fo:break-before="auto" style:use-optimal-row-height="false"/>
    </style:style>
    <style:style style:name="ro3" style:family="table-row">
      <style:table-row-properties style:row-height="16.21pt" fo:break-before="auto" style:use-optimal-row-height="false"/>
    </style:style>
    <style:style style:name="ro4" style:family="table-row">
      <style:table-row-properties style:row-height="43.46pt" fo:break-before="auto" style:use-optimal-row-height="true"/>
    </style:style>
    <style:style style:name="ro5" style:family="table-row">
      <style:table-row-properties style:row-height="55.45pt" fo:break-before="auto" style:use-optimal-row-height="true"/>
    </style:style>
    <style:style style:name="ro6" style:family="table-row">
      <style:table-row-properties style:row-height="79.51pt" fo:break-before="auto" style:use-optimal-row-height="false"/>
    </style:style>
    <style:style style:name="ro7" style:family="table-row">
      <style:table-row-properties style:row-height="68.94pt" fo:break-before="auto" style:use-optimal-row-height="true"/>
    </style:style>
    <style:style style:name="ro8" style:family="table-row">
      <style:table-row-properties style:row-height="53.94pt" fo:break-before="auto" style:use-optimal-row-height="true"/>
    </style:style>
    <style:style style:name="ro9" style:family="table-row">
      <style:table-row-properties style:row-height="64.46pt" fo:break-before="auto" style:use-optimal-row-height="true"/>
    </style:style>
    <style:style style:name="ro10" style:family="table-row">
      <style:table-row-properties style:row-height="109.45pt" fo:break-before="auto" style:use-optimal-row-height="true"/>
    </style:style>
    <style:style style:name="ro11" style:family="table-row">
      <style:table-row-properties style:row-height="82.46pt" fo:break-before="auto" style:use-optimal-row-height="true"/>
    </style:style>
    <style:style style:name="ro12" style:family="table-row">
      <style:table-row-properties style:row-height="136.46pt" fo:break-before="auto" style:use-optimal-row-height="true"/>
    </style:style>
    <style:style style:name="ro13" style:family="table-row">
      <style:table-row-properties style:row-height="95.95pt" fo:break-before="auto" style:use-optimal-row-height="true"/>
    </style:style>
    <style:style style:name="ro14" style:family="table-row">
      <style:table-row-properties style:row-height="74.95pt" fo:break-before="auto" style:use-optimal-row-height="true"/>
    </style:style>
    <style:style style:name="ro15" style:family="table-row">
      <style:table-row-properties style:row-height="106.44pt" fo:break-before="auto" style:use-optimal-row-height="true"/>
    </style:style>
    <style:style style:name="ro16" style:family="table-row">
      <style:table-row-properties style:row-height="85.44pt" fo:break-before="auto" style:use-optimal-row-height="true"/>
    </style:style>
    <style:style style:name="ro17" style:family="table-row">
      <style:table-row-properties style:row-height="116.96pt" fo:break-before="auto" style:use-optimal-row-height="true"/>
    </style:style>
    <style:style style:name="ro18" style:family="table-row">
      <style:table-row-properties style:row-height="12.81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ext-properties style:font-name="Calibri" fo:font-weight="bold" style:font-name-asian="Noto Sans CJK SC Regular" style:font-weight-asian="bold" style:font-name-complex="Calibri" style:font-weight-complex="bold"/>
    </style:style>
    <style:style style:name="ce3"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normal" style:font-size-asian="12.1000003814697pt" style:font-style-asian="normal" style:font-weight-asian="normal" style:font-name-complex="Calibri" style:font-size-complex="12.1000003814697pt" style:font-style-complex="normal" style:font-weight-complex="normal"/>
    </style:style>
    <style:style style:name="ce4"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6.59999990463257pt" fo:font-style="normal" fo:text-shadow="none" style:text-underline-style="none" fo:font-weight="normal" style:font-size-asian="6.59999990463257pt" style:font-style-asian="normal" style:font-weight-asian="normal" style:font-name-complex="Calibri" style:font-size-complex="6.59999990463257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name-asian="Noto Sans CJK SC Regular" style:font-size-asian="9pt" style:font-style-asian="normal" style:font-weight-asian="normal" style:font-name-complex="Calibri" style:font-size-complex="9pt" style:font-style-complex="normal" style:font-weight-complex="normal"/>
    </style:style>
    <style:style style:name="ce8" style:family="table-cell" style:parent-style-name="Default">
      <style:table-cell-properties fo:background-color="transparent" style:vertical-align="top"/>
      <style:text-properties style:use-window-font-color="true" fo:font-size="8pt" style:font-size-asian="8pt" style:font-size-complex="8pt"/>
    </style:style>
    <style:style style:name="ce9"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2"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3"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wrap-option="wrap"/>
      <style:text-properties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zh" style:country-asian="CN" style:font-style-asian="normal" style:font-weight-asian="normal" style:font-size-complex="9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ddd9c3" style:diagonal-bl-tr="none" style:diagonal-tl-br="none" style:text-align-source="fix" style:repeat-content="false" fo:wrap-option="wrap" fo:border="0.74pt solid #cccccc"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1000003814697pt" fo:font-style="normal" fo:text-shadow="none" style:text-underline-style="none" fo:font-weight="bold" style:font-size-asian="12.1000003814697pt" style:font-style-asian="normal" style:font-weight-asian="bold" style:font-name-complex="Calibri" style:font-size-complex="12.1000003814697pt" style:font-style-complex="normal" style:font-weight-complex="bold"/>
    </style:style>
    <style:style style:name="ce1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36.9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18.45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36.91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background-color="transparent" fo:wrap-option="no-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transparent" style:rotation-align="none"/>
    </style:style>
    <style:style style:name="ce27" style:family="table-cell" style:parent-style-name="Default">
      <style:table-cell-properties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ackground-color="#ffffff"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0.74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3" table:default-cell-style-name="Default"/>
        <table:table-column table:style-name="co3" table:number-columns-repeated="2" table:default-cell-style-name="Default"/>
        <table:table-column table:style-name="co4" table:default-cell-style-name="Default"/>
        <table:table-column table:style-name="co2" table:number-columns-repeated="5" table:default-cell-style-name="Default"/>
        <table:table-column table:style-name="co5" table:default-cell-style-name="Default"/>
        <table:table-column table:style-name="co2" table:number-columns-repeated="2" table:default-cell-style-name="Default"/>
        <table:table-column table:style-name="co6" table:default-cell-style-name="ce26"/>
        <table:table-column table:style-name="co2" table:number-columns-repeated="2" table:default-cell-style-name="Default"/>
        <table:table-column table:style-name="co7" table:default-cell-style-name="ce26"/>
        <table:table-column table:style-name="co2" table:number-columns-repeated="2" table:default-cell-style-name="Default"/>
        <table:table-column table:style-name="co8" table:default-cell-style-name="Default"/>
        <table:table-column table:style-name="co2" table:number-columns-repeated="2" table:default-cell-style-name="Default"/>
        <table:table-column table:style-name="co9" table:default-cell-style-name="Default"/>
        <table:table-column table:style-name="co2" table:number-columns-repeated="999" table:default-cell-style-name="Default"/>
        <table:table-row table:style-name="ro1">
          <table:table-cell table:number-columns-repeated="2"/>
          <table:table-cell office:value-type="string" calcext:value-type="string">
            <text:p>&lt;div class = “ui container”&gt;</text:p>
          </table:table-cell>
          <table:table-cell table:number-columns-repeated="12"/>
          <table:table-cell table:style-name="Default"/>
          <table:table-cell table:number-columns-repeated="2"/>
          <table:table-cell table:style-name="Default"/>
          <table:table-cell table:number-columns-repeated="1005"/>
        </table:table-row>
        <table:table-row table:style-name="ro1">
          <table:table-cell table:number-columns-repeated="2"/>
          <table:table-cell office:value-type="string" calcext:value-type="string">
            <text:p>&lt;div class="ui stackable eleven column grid"&gt;</text:p>
          </table:table-cell>
          <table:table-cell table:number-columns-repeated="12"/>
          <table:table-cell table:style-name="Default"/>
          <table:table-cell table:number-columns-repeated="2"/>
          <table:table-cell table:style-name="Default"/>
          <table:table-cell table:number-columns-repeated="1005"/>
        </table:table-row>
        <table:table-row table:style-name="ro2">
          <table:table-cell/>
          <table:table-cell office:value-type="string" calcext:value-type="string">
            <text:p>&lt;div class="eight column row"&gt;</text:p>
          </table:table-cell>
          <table:table-cell office:value-type="string" calcext:value-type="string">
            <text:p>&lt;div class="one wide column"&gt;</text:p>
          </table:table-cell>
          <table:table-cell table:style-name="ce3" office:value-type="float" office:value="1" calcext:value-type="float">
            <text:p>1</text:p>
          </table:table-cell>
          <table:table-cell table:style-name="ce4" office:value-type="string" calcext:value-type="string">
            <text:p>&lt;/div&gt;</text:p>
          </table:table-cell>
          <table:table-cell table:style-name="ce7" office:value-type="string" calcext:value-type="string">
            <text:p>&lt;div class="two wide column"&gt;</text:p>
          </table:table-cell>
          <table:table-cell table:style-name="ce3" office:value-type="float" office:value="2" calcext:value-type="float">
            <text:p>2</text:p>
          </table:table-cell>
          <table:table-cell table:style-name="ce12" office:value-type="string" calcext:value-type="string">
            <text:p>&lt;/div&gt;</text:p>
          </table:table-cell>
          <table:table-cell office:value-type="string" calcext:value-type="string">
            <text:p>&lt;div class="one wide column"&gt;</text:p>
          </table:table-cell>
          <table:table-cell table:style-name="ce3" office:value-type="float" office:value="3" calcext:value-type="float">
            <text:p>3</text:p>
          </table:table-cell>
          <table:table-cell table:style-name="ce12" office:value-type="string" calcext:value-type="string">
            <text:p>&lt;/div&gt;</text:p>
          </table:table-cell>
          <table:table-cell table:style-name="ce7" office:value-type="string" calcext:value-type="string">
            <text:p>&lt;div class="three wide column"&gt;</text:p>
          </table:table-cell>
          <table:table-cell table:style-name="ce17" office:value-type="float" office:value="4" calcext:value-type="float">
            <text:p>4</text:p>
          </table:table-cell>
          <table:table-cell table:style-name="ce12" office:value-type="string" calcext:value-type="string">
            <text:p>&lt;/div&gt;</text:p>
          </table:table-cell>
          <table:table-cell table:style-name="ce7" office:value-type="string" calcext:value-type="string">
            <text:p>&lt;div class="three wide column"&gt;</text:p>
          </table:table-cell>
          <table:table-cell table:style-name="ce17" office:value-type="float" office:value="5" calcext:value-type="float">
            <text:p>5</text:p>
          </table:table-cell>
          <table:table-cell table:style-name="ce12" office:value-type="string" calcext:value-type="string">
            <text:p>&lt;/div&gt;</text:p>
          </table:table-cell>
          <table:table-cell office:value-type="string" calcext:value-type="string">
            <text:p>&lt;div class="one wide column"&gt;</text:p>
          </table:table-cell>
          <table:table-cell table:style-name="ce17" office:value-type="float" office:value="6" calcext:value-type="float">
            <text:p>6</text:p>
          </table:table-cell>
          <table:table-cell table:style-name="ce12" office:value-type="string" calcext:value-type="string">
            <text:p>&lt;/div&gt;</text:p>
          </table:table-cell>
          <table:table-cell table:style-name="ce7" office:value-type="string" calcext:value-type="string">
            <text:p>&lt;div class="two wide column"&gt;</text:p>
          </table:table-cell>
          <table:table-cell table:style-name="ce17" office:value-type="float" office:value="7" calcext:value-type="float">
            <text:p>7</text:p>
          </table:table-cell>
          <table:table-cell table:style-name="ce12" office:value-type="string" calcext:value-type="string">
            <text:p>&lt;/div&gt;</text:p>
          </table:table-cell>
          <table:table-cell table:style-name="ce7" office:value-type="string" calcext:value-type="string">
            <text:p>&lt;div class="two wide column"&gt;</text:p>
          </table:table-cell>
          <table:table-cell table:style-name="ce17" office:value-type="float" office:value="8" calcext:value-type="float">
            <text:p>8</text:p>
          </table:table-cell>
          <table:table-cell table:style-name="ce12" office:value-type="string" calcext:value-type="string">
            <text:p>&lt;/div&gt;</text:p>
          </table:table-cell>
          <table:table-cell office:value-type="string" calcext:value-type="string">
            <text:p>&lt;/div&gt;</text:p>
          </table:table-cell>
          <table:table-cell table:number-columns-repeated="997"/>
        </table:table-row>
        <table:table-row table:style-name="ro2">
          <table:table-cell/>
          <table:table-cell office:value-type="string" calcext:value-type="string">
            <text:p>&lt;div class="eight column row"&gt;</text:p>
          </table:table-cell>
          <table:table-cell office:value-type="string" calcext:value-type="string">
            <text:p>&lt;div class="one wide column"&gt;</text:p>
          </table:table-cell>
          <table:table-cell table:style-name="ce3" office:value-type="float" office:value="1" calcext:value-type="float">
            <text:p>1</text:p>
          </table:table-cell>
          <table:table-cell table:style-name="ce4" office:value-type="string" calcext:value-type="string">
            <text:p>&lt;/div&gt;</text:p>
          </table:table-cell>
          <table:table-cell table:style-name="ce7" office:value-type="string" calcext:value-type="string">
            <text:p>&lt;div class="two wide column"&gt;</text:p>
          </table:table-cell>
          <table:table-cell table:style-name="ce3" office:value-type="float" office:value="2" calcext:value-type="float">
            <text:p>2</text:p>
          </table:table-cell>
          <table:table-cell table:style-name="ce12" office:value-type="string" calcext:value-type="string">
            <text:p>&lt;/div&gt;</text:p>
          </table:table-cell>
          <table:table-cell office:value-type="string" calcext:value-type="string">
            <text:p>&lt;div class="one wide column"&gt;</text:p>
          </table:table-cell>
          <table:table-cell table:style-name="ce3" office:value-type="float" office:value="3" calcext:value-type="float">
            <text:p>3</text:p>
          </table:table-cell>
          <table:table-cell table:style-name="ce12" office:value-type="string" calcext:value-type="string">
            <text:p>&lt;/div&gt;</text:p>
          </table:table-cell>
          <table:table-cell table:style-name="ce7" office:value-type="string" calcext:value-type="string">
            <text:p>&lt;div class="three wide column"&gt;</text:p>
          </table:table-cell>
          <table:table-cell table:style-name="ce17" office:value-type="string" calcext:value-type="string">
            <text:p>IFC Provision</text:p>
          </table:table-cell>
          <table:table-cell table:style-name="ce12" office:value-type="string" calcext:value-type="string">
            <text:p>&lt;/div&gt;</text:p>
          </table:table-cell>
          <table:table-cell table:style-name="ce7" office:value-type="string" calcext:value-type="string">
            <text:p>&lt;div class="three wide column"&gt;</text:p>
          </table:table-cell>
          <table:table-cell table:style-name="ce17" office:value-type="string" calcext:value-type="string">
            <text:p>M&amp;E Question Format</text:p>
          </table:table-cell>
          <table:table-cell table:style-name="ce12" office:value-type="string" calcext:value-type="string">
            <text:p>&lt;/div&gt;</text:p>
          </table:table-cell>
          <table:table-cell office:value-type="string" calcext:value-type="string">
            <text:p>&lt;div class="one wide column"&gt;</text:p>
          </table:table-cell>
          <table:table-cell table:style-name="ce17" office:value-type="string" calcext:value-type="string">
            <text:p>Compliance Assessment</text:p>
          </table:table-cell>
          <table:table-cell table:style-name="ce12" office:value-type="string" calcext:value-type="string">
            <text:p>&lt;/div&gt;</text:p>
          </table:table-cell>
          <table:table-cell table:style-name="ce7" office:value-type="string" calcext:value-type="string">
            <text:p>&lt;div class="two wide column"&gt;</text:p>
          </table:table-cell>
          <table:table-cell table:style-name="ce17" office:value-type="string" calcext:value-type="string">
            <text:p>Notes / Supporting Evidence</text:p>
          </table:table-cell>
          <table:table-cell table:style-name="ce12" office:value-type="string" calcext:value-type="string">
            <text:p>&lt;/div&gt;</text:p>
          </table:table-cell>
          <table:table-cell table:style-name="ce7" office:value-type="string" calcext:value-type="string">
            <text:p>&lt;div class="two wide column"&gt;</text:p>
          </table:table-cell>
          <table:table-cell table:style-name="ce17" office:value-type="string" calcext:value-type="string">
            <text:p>Recommendations/Remedial Actions</text:p>
          </table:table-cell>
          <table:table-cell table:style-name="ce12" office:value-type="string" calcext:value-type="string">
            <text:p>&lt;/div&gt;</text:p>
          </table:table-cell>
          <table:table-cell office:value-type="string" calcext:value-type="string">
            <text:p>&lt;/div&gt;</text:p>
          </table:table-cell>
          <table:table-cell table:number-columns-repeated="997"/>
        </table:table-row>
        <table:table-row table:style-name="ro3">
          <table:table-cell/>
          <table:table-cell office:value-type="string" calcext:value-type="string">
            <text:p>&lt;div class="eight column row"&gt;</text:p>
          </table:table-cell>
          <table:table-cell office:value-type="string" calcext:value-type="string">
            <text:p>&lt;div class="one wide column"&gt;</text:p>
          </table:table-cell>
          <table:table-cell table:style-name="ce4" office:value-type="string" calcext:value-type="string">
            <text:p>performance standard</text:p>
          </table:table-cell>
          <table:table-cell table:style-name="ce4" office:value-type="string" calcext:value-type="string">
            <text:p>&lt;/div&gt;</text:p>
          </table:table-cell>
          <table:table-cell table:style-name="ce7" office:value-type="string" calcext:value-type="string">
            <text:p>&lt;div class="two wide column"&gt;</text:p>
          </table:table-cell>
          <table:table-cell table:style-name="ce4" office:value-type="string" calcext:value-type="string">
            <text:p>section</text:p>
          </table:table-cell>
          <table:table-cell table:style-name="ce12" office:value-type="string" calcext:value-type="string">
            <text:p>&lt;/div&gt;</text:p>
          </table:table-cell>
          <table:table-cell office:value-type="string" calcext:value-type="string">
            <text:p>&lt;div class="one wide column"&gt;</text:p>
          </table:table-cell>
          <table:table-cell table:style-name="ce4" office:value-type="string" calcext:value-type="string">
            <text:p>paragraph</text:p>
          </table:table-cell>
          <table:table-cell table:style-name="ce12" office:value-type="string" calcext:value-type="string">
            <text:p>&lt;/div&gt;</text:p>
          </table:table-cell>
          <table:table-cell table:style-name="ce7" office:value-type="string" calcext:value-type="string">
            <text:p>&lt;div class="three wide column"&gt;</text:p>
          </table:table-cell>
          <table:table-cell table:style-name="ce17" office:value-type="float" office:value="4" calcext:value-type="float">
            <text:p>4</text:p>
          </table:table-cell>
          <table:table-cell table:style-name="ce12" office:value-type="string" calcext:value-type="string">
            <text:p>&lt;/div&gt;</text:p>
          </table:table-cell>
          <table:table-cell table:style-name="ce7" office:value-type="string" calcext:value-type="string">
            <text:p>&lt;div class="three wide column"&gt;</text:p>
          </table:table-cell>
          <table:table-cell table:style-name="ce17" office:value-type="float" office:value="5" calcext:value-type="float">
            <text:p>5</text:p>
          </table:table-cell>
          <table:table-cell table:style-name="ce12" office:value-type="string" calcext:value-type="string">
            <text:p>&lt;/div&gt;</text:p>
          </table:table-cell>
          <table:table-cell office:value-type="string" calcext:value-type="string">
            <text:p>&lt;div class="one wide column"&gt;</text:p>
          </table:table-cell>
          <table:table-cell table:style-name="ce17" office:value-type="string" calcext:value-type="string">
            <text:p>y/n</text:p>
          </table:table-cell>
          <table:table-cell table:style-name="ce12" office:value-type="string" calcext:value-type="string">
            <text:p>&lt;/div&gt;</text:p>
          </table:table-cell>
          <table:table-cell table:style-name="ce7" office:value-type="string" calcext:value-type="string">
            <text:p>&lt;div class="two wide column"&gt;</text:p>
          </table:table-cell>
          <table:table-cell table:style-name="ce17" office:value-type="float" office:value="7" calcext:value-type="float">
            <text:p>7</text:p>
          </table:table-cell>
          <table:table-cell table:style-name="ce12" office:value-type="string" calcext:value-type="string">
            <text:p>&lt;/div&gt;</text:p>
          </table:table-cell>
          <table:table-cell table:style-name="ce7" office:value-type="string" calcext:value-type="string">
            <text:p>&lt;div class="two wide column"&gt;</text:p>
          </table:table-cell>
          <table:table-cell table:style-name="ce17" office:value-type="float" office:value="8" calcext:value-type="float">
            <text:p>8</text:p>
          </table:table-cell>
          <table:table-cell table:style-name="ce12" office:value-type="string" calcext:value-type="string">
            <text:p>&lt;/div&gt;</text:p>
          </table:table-cell>
          <table:table-cell office:value-type="string" calcext:value-type="string">
            <text:p>&lt;/div&gt;</text:p>
          </table:table-cell>
          <table:table-cell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9" office:value-type="string" calcext:value-type="string">
            <text:p>Objectiv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3" office:value-type="float" office:value="3" calcext:value-type="float">
            <text:p>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8" office:value-type="string" calcext:value-type="string">
            <text:p><text:s/>* To identify and evaluate environmental and social risks and impacts of the projec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Does the project evidence a <text:s/>clear risk and impact evaluation framework?</text:p>
          </table:table-cell>
          <table:table-cell table:style-name="ce6" office:value-type="string" calcext:value-type="string">
            <text:p>&lt;/div&gt;</text:p>
          </table:table-cell>
          <table:table-cell office:value-type="string" calcext:value-type="string">
            <text:p>&lt;div class="one wide column"&gt;</text:p>
          </table:table-cell>
          <table:table-cell table:style-name="ce27"/>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9" office:value-type="string" calcext:value-type="string">
            <text:p>Objectiv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3" office:value-type="float" office:value="3" calcext:value-type="float">
            <text:p>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8" office:value-type="string" calcext:value-type="string">
            <text:p><text:s/>* To adopt a mitigation hierarchy to anticipate and avoid, or where avoidance is not possible, minimize, [5] and, where residual impacts remain, compensate/offset for risks and impacts to workers, Affected Communities, and the environm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Does the project's approach to risk management follow the mitigation hierarchy in accordance with Performance Standard 1?</text:p>
          </table:table-cell>
          <table:table-cell table:style-name="ce6" office:value-type="string" calcext:value-type="string">
            <text:p>&lt;/div&gt;</text:p>
          </table:table-cell>
          <table:table-cell office:value-type="string" calcext:value-type="string">
            <text:p>&lt;div class="one wide column"&gt;</text:p>
          </table:table-cell>
          <table:table-cell table:style-name="ce27"/>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9" office:value-type="string" calcext:value-type="string">
            <text:p>Objectiv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3" office:value-type="float" office:value="3" calcext:value-type="float">
            <text:p>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8" office:value-type="string" calcext:value-type="string">
            <text:p>[5] Acceptable options to minimize will vary and include: abate, rectify, repair, and/or restore impacts, as appropriate. The risk and impact mitigation hierarchy is further discussed in the context of Performance Standards 2 through 8, where releva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27"/>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9" office:value-type="string" calcext:value-type="string">
            <text:p>Objectiv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3" office:value-type="float" office:value="3" calcext:value-type="float">
            <text:p>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8" office:value-type="string" calcext:value-type="string">
            <text:p><text:s/>* To promote improved environmental and social performance of clients through the effective use of management system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Does the project's use of its management systems promote performance improvement of clients according to Performance Standard 1?</text:p>
          </table:table-cell>
          <table:table-cell table:style-name="ce6" office:value-type="string" calcext:value-type="string">
            <text:p>&lt;/div&gt;</text:p>
          </table:table-cell>
          <table:table-cell office:value-type="string" calcext:value-type="string">
            <text:p>&lt;div class="one wide column"&gt;</text:p>
          </table:table-cell>
          <table:table-cell table:style-name="ce27"/>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9" office:value-type="string" calcext:value-type="string">
            <text:p>Objectiv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3" office:value-type="float" office:value="3" calcext:value-type="float">
            <text:p>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8" office:value-type="string" calcext:value-type="string">
            <text:p><text:s/>* To ensure that grievances from Affected Communities and external communications from other stakeholders are responded to and managed appropriatel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Are grievances from Affected Communities and other stakeholders managed appropriately?</text:p>
          </table:table-cell>
          <table:table-cell table:style-name="ce6" office:value-type="string" calcext:value-type="string">
            <text:p>&lt;/div&gt;</text:p>
          </table:table-cell>
          <table:table-cell office:value-type="string" calcext:value-type="string">
            <text:p>&lt;div class="one wide column"&gt;</text:p>
          </table:table-cell>
          <table:table-cell table:style-name="ce27"/>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9" office:value-type="string" calcext:value-type="string">
            <text:p>Objectiv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3" office:value-type="float" office:value="3" calcext:value-type="float">
            <text:p>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8" office:value-type="string" calcext:value-type="string">
            <text:p><text:s/>* To promote and provide means for adequate engagement with Affected Communities throughout the project cycle on issues that could potentially affect them and to ensure that relevant environmental and social information is disclosed and disseminate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Does the project have a means of engagement with Affected Communities that adequately engages them on issues that could potentially affect them? If so, does it ensure that relevant environmental information is suitably disclosed and disseminated?</text:p>
          </table:table-cell>
          <table:table-cell table:style-name="ce6" office:value-type="string" calcext:value-type="string">
            <text:p>&lt;/div&gt;</text:p>
          </table:table-cell>
          <table:table-cell office:value-type="string" calcext:value-type="string">
            <text:p>&lt;div class="one wide column"&gt;</text:p>
          </table:table-cell>
          <table:table-cell table:style-name="ce27"/>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table:style-name="ce16" office:value-type="string" calcext:value-type="string">
            <text:p>&lt;div class="two wide column"&gt;</text:p>
          </table:table-cell>
          <table:table-cell table:style-name="ce28"/>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Scope of Appli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4" calcext:value-type="float">
            <text:p>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is Performance Standard applies to business activities with environmental and/or social risks and/or impacts. </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project identified its potential environmental and/or social risks and/or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Scope of Appli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4" calcext:value-type="float">
            <text:p>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For the purposes of this PS, the term "project" refers to a defined set of business activities, including those where specific physical elements, aspects, and facilities likely to generate risks and impacts, have yet to be identified. [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Scope of Appli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4" calcext:value-type="float">
            <text:p>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6] For example, corporate entities which have portfolios of existing physical assets, and/or intend to develop or </text:p>
            <text:p>acquire new facilities, and investment funds or financial intermediaries with existing portfolios of assets and/or </text:p>
            <text:p>which intend to invest in new facil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2</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Scope of Appli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4" calcext:value-type="float">
            <text:p>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applicable, this could include aspects from the early developmental stages through the entire life cycle (design, construction, commissioning, operation, decommissioning, closure or, where applicable, post-closure) of a physical asset. [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Scope of Appli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4" calcext:value-type="float">
            <text:p>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7] Recognizing that this Performance Standard is used by a variety of financial institutions, investors, insurers, and owner/operators, each user should separately specify the business activities to which this Performance Standard should appl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Scope of Appli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4" calcext:value-type="float">
            <text:p>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requirements of this Performance Standard apply to all business activities unless otherwise noted in the specific limitations described in each of the paragraphs below.</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apply the requirements of the Performance Standard to all business activ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in coordination with other responsible government agencies and third parties as appropriate, [8] will conduct a process of environmental and social assessment, and establish and maintain an ESMS appropriate to the nature and scale of the project and commensurate with the level of its environmental and social risks and impac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process of environmental and social assessment, and the resulting ESMS, commensurate with the project's environmental and social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8] That is, those parties legally obligated and responsible for assessing and managing specific risks and impacts (e.g., government-led resettlem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the roles of project stakeholders and third parties clearly defined?</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ESMS will incorporate the following elemen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ESMS address each of the following poin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29"/>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 polic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i) identification of risks and impac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ii) management program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v) organizational capacity and competenc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v) emergency preparedness and respons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vi) stakeholder engagement; an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5" calcext:value-type="float">
            <text:p>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vii) monitoring and review.</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6" calcext:value-type="float">
            <text:p>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establish an overarching policy defining the environmental and social objectives and principles that guide the project to achieve sound environmental and social performance. [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text:s/>employ a policy governing environmental and social performanc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6" calcext:value-type="float">
            <text:p>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9] This requirement is a stand-alone, project-specific policy and is not intended to affect (or require alteration of) existing policies the client may have defined for non-related projects, business activities, or higher-level corporate activ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6" calcext:value-type="float">
            <text:p>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policy provides a framework for the environmental and social assessment and management process, and specifies that the project (or business activities, as appropriate) will comply with the applicable laws and regulations of the jurisdictions in which it is being undertaken, including those laws implementing host country obligations under international law.</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s environmental and social performance policy i) provide a framework for environmental and social assessment and management, and ii) commit the project to compliance with applicable laws (including laws of the host country as well as international law)?</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6" calcext:value-type="float">
            <text:p>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policy should be consistent with the principles of the Performance Standard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project's environmental and social performance policy consistent with the principles of the Performance Standard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6" calcext:value-type="float">
            <text:p>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Under some circumstances, clients may also subscribe to other internationally recognized standards, certification schemes, or codes of practice and these too should be included in the polic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subscribe to other external standards, schemes or codes of practice? If so, are they included in the environmental and social performance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6" calcext:value-type="float">
            <text:p>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policy will indicate who, within the client's organization, will ensure conformance with the policy and be responsible for its execution (with reference to an appropriate responsible government agency or third party, as necessar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s environmental and social performance policy indicate responsible parties for its <text:s/>execu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2</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Poli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6" calcext:value-type="float">
            <text:p>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communicate the policy to all levels of its organizati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as the policy effectively communicated throughout the entirety of the organiz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establish and maintain a process for identifying the environmental and social risks and impacts of the project (see paragraph 18 for competency requirements). </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text:s/>established and maintained a process for identifying the environmental and social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type, scale, and location of the project guide the scope and level of effort devoted to the risks and impacts identification proces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as the scope and level of effort devoted identification of risks appropriate for the <text:s/>type, scale, and location of the project?</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scope of the risks and impacts identification process will be consistent with good international industry practice, [10] and will determine the appropriate and relevant methods and assessment tool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process for risk and impact <text:s/>identification consistent with good international industry practice--displaying professional skill, diligence, prudence, and foresight?</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10] Defined as the exercise of professional skill, diligence, prudence, and foresight that would reasonably be expected from skilled and experienced professionals engaged in the same type of undertaking under the same or similar circumstances globally or regionall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process may comprise a full-scale environmental and social impact assessment, a limited or focused environmental and social assessment, or straightforward application of environmental siting, pollution standards, design criteria, or construction standards. [1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11] For greenfield developments or large expansions with specifically indentified physical elements, aspects, and facilities that are likely to generate potential significant environmental or social impacts, the client will conduct a comprehensive Environmental and Social Impact Assessment, including an examination of alternatives, where appropriat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n the project involves existing assets, environmental and/or social audits or risk/hazard assessments can be appropriate and sufficient to identify risks and impac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f assets to be developed, acquired or financed have yet to be defined, the establishment of an environmental and social due diligence process will identify risks and impacts at a point in the future when the physical elements, assets, and facilities can be reasonably understoo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risks and impacts identification process will be based on recent environmental and social baseline data at an appropriate level of detail.</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as the process of <text:s/>risks and impacts identification informed by recent and suitably detailed baseline dat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process will consider all relevant environmental and social risks and impacts of the project, including the issues identified in Performance Standards 2 through 8, and those who are likely to be affected by such risks and impacts. [1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s risks and impacts identification process account for all eight Perormance Standards? <text:s/>Does it identify project-affected peoples with regard to each Performance Standard?</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12] In limited high risk circumstances, it may be appropriate for the client to complement its environmental and social risks and impacts identification process with specific human rights due diligence as relevant to the particular busines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7" calcext:value-type="float">
            <text:p>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risks and impacts identification process will consider the emissions of greenhouse gases, the relevant risks associated with a changing climate and the adaptation opportunities, and potential transboundary effects, such as pollution of air, or use or pollution of international waterway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cess of risks and impacts identification take climate issues, including emissions of greenhouse gases and climate change, into consideration, and are the issues addressed adequately?</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 project involves specifically identified physical elements, aspects, and facilities that are likely to generate impacts, environmental and social risks and impacts will be identified in the context of the project's area of influence. This area of influence encompasses, as appropriat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the physical infrastructure associate with project operations may impose environmental and social impacts, has the project's definition of its area of impact taken into consideration the following elemen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 The area likely to be affected b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areas likely to be affected</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0" office:value-type="string" calcext:value-type="string">
            <text:p>(i) the project [13] and the client's activities and facilities that are directly owned, operated or managed (including by contractors) and that that are a component of the project; [1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3" office:value-type="string" calcext:value-type="string">
            <text:p><text:s/>** project <text:s/>and <text:s/>client activities and facilities that are directly owned, operated or managed (including by contractor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0" office:value-type="string" calcext:value-type="string">
            <text:p>[13] Examples include the project’s sites, the immediate airshed and watershed, or transport corridor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3"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0" office:value-type="string" calcext:value-type="string">
            <text:p>[14] Examples include power transmission corridors, pipelines, canals, tunnels, relocation and access roads, borrow and disposal areas, construction camps, and contaminated land (e.g., soil, groundwater, surface water, and sedimen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3"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0" office:value-type="string" calcext:value-type="string">
            <text:p>(ii) impacts from unplanned but predictable developments caused by the project that may occur later or at a different location; or</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3" office:value-type="string" calcext:value-type="string">
            <text:p>** impacts from unplanned but predictable developments caused by the project that may occur later or at a different lo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0" office:value-type="string" calcext:value-type="string">
            <text:p>(iii) indirect project impacts on biodiversity or on ecosystem services upon which Affected Communities' livelihoods are depend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3" office:value-type="string" calcext:value-type="string">
            <text:p><text:s/>** indirect project impacts on biodiversity or on ecosystem services upon which Affected Communities' livelihoods are depend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 Associated facilities, which are facilities that are not funded as part of the project and that would not have been constructed or expanded if the project did not exist and without which the project would not have been viable. [1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associated facil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0">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15]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 Cumulative impacts [16] that result from the incremental impact, on areas or resources used or directly impacted by the project, from other existing, planned or reasonably defined developments at the time the risks and impacts identification process is conducte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cumulative impacts </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0">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8" calcext:value-type="float">
            <text:p>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16] Cumulative impacts are limited to those impacts generally recognized as important on the basis of scientific concerns and/or concerns from Affected Communities. Examples of cumulative impacts include: incremental contribution of gaseous emissions to an airshed; reduction of water flows in a watershed due to multiple withdrawals; increases in sediment loads to a watershed; interference with migratory routes or wildlife movement; or more traffic congestion and accidents due to increases in vehicular traffic on community roadway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9" calcext:value-type="float">
            <text:p>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n the event of risks and impacts in the project’s area of influence resulting from a third party’s actions, the client will address those risks and impacts in a manner commensurate with the client’s control and influence over the third parties, and with due regard to conflict of interes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risks and impacts have resulted, or may result, from the actions of any third party within the project's area of influence, did the project attempt to work with the concerned parties to identify appropriate risk-management measur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0" calcext:value-type="float">
            <text:p>1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 client can reasonably exercise control, the risks and impacts identification process will also consider those risks and impacts associated with primary supply chains, as defined in Performance Standard 2 (paragraphs 27–29) and Performance Standard 6 (paragraph 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the client can exercise a reasonable amount of control over primary supply chains, has it made an examination of risks and impacts in accordance with PS2:27-29 and PS6:30?</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1" calcext:value-type="float">
            <text:p>1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 project involves specifically identified physical elements, aspects and facilities that are likely to generate environmental and social impacts, the identification of risks and impacts will take into account the findings and conclusions of related and applicable plans, studies, or assessments prepared by relevant government authorities or other parties that are directly related to the project and its area of influence. [1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project taken into account the data provided by relevant governmental authorities and other interested parties--including scientific concerns or concerns from the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1" calcext:value-type="float">
            <text:p>1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17] The client can take these into account by focusing on the project’s incremental contribution to selected impacts generally recognized as important on the basis of scientific concern or concerns from the Affected Communities within the area addressed by these larger scope regional studies or cumulative assessmen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1" calcext:value-type="float">
            <text:p>1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se include master economic development plans, country or </text:p>
            <text:p>regional plans, feasibility studies, alternatives analyses, and cumulative, regional, sectoral, or strategic environmental assessments where releva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1" calcext:value-type="float">
            <text:p>1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risks and impacts identification will take account of the outcome of the engagement process with Affected Communities as appropriate. </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as the identification of risks and impacts appropriately considerate of the outcomes of engagement with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2" calcext:value-type="float">
            <text:p>1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 project involves specifically identified physical elements, aspects and facilities that are likely to generate impacts, and as part of the process of identifying risks and impacts, the client will identify individuals and groups that may be directly and differentially or disproportionately affected by the project because of their disadvantaged or vulnerable status. [1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the physical elements, aspects and facilities of the <text:s/>project are likely to generate impacts, were disadvantaged or vulnerable individuals and groups identified? </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2" calcext:value-type="float">
            <text:p>1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18] This disadvantaged or vulnerable status may stem from an individual’s or group’s race, color, sex, language, religion, political or other opinion, national or social origin, property, birth, or other status. The client should also consider factors such as gender, age, ethnicity, culture, literacy, sickness, physical or mental disability, poverty or economic disadvantage, and dependence on unique natural resources. </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Identification of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2" calcext:value-type="float">
            <text:p>1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individuals or groups are identified as disadvantaged or vulnerable, the client will propose and implement differentiated measures so that adverse impacts do not fall disproportionately on them and they are not disadvantaged in sharing development benefits and opportun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employ measures to ensure that (i) adverse impacts do not disproportionately affect individuals or groups identified as disadvantaged or vulnerable and (ii) that theese groups are not futher disadvantaged by the structure of project benefits-sharing arrangements? </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3" calcext:value-type="float">
            <text:p>1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Consistent with the client’s policy and the objectives and principles described therein, the client will establish management programs that, in sum, will describe mitigation and performance improvement measures and actions that address the identified environmental and social risks and impacts of the projec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project established, maintained and utilized management programs to address identified environmental and social risks and impacts in a manner compatible with client policy and PS1?</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4" calcext:value-type="float">
            <text:p>1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Depending on the nature and scale of the project, these programs may consist of some documented combination of operational procedures, practices, plans, and related supporting documents (including legal agreements) that are managed in a systematic way. [1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employ operational management programs, and if so, are such documents managed in a systematic way?</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4" calcext:value-type="float">
            <text:p>1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19] Existing legal agreements between the client and third parties that address mitigation actions with regard to specific impacts constitute part of a program. Examples are government-managed resettlement responsibilities specified in an agreem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4" calcext:value-type="float">
            <text:p>1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programs may apply broadly across the client’s organization, including contractors and primary suppliers over which the organization has control or influence, or to specific sites, facilities, or activ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the management programs incorporated broadly throughout the project organization <text:s/>as well as to entities within the project's control or influenc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4" calcext:value-type="float">
            <text:p>1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mitigation hierarchy to address identified risks and impacts will favor the avoidance of impacts over minimization, and, where residual impacts remain, compensation/offset, wherever technically [20] and financially feasible. [2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project employed a mitigation hierarchy to address identified risks and impacts,? In cases where avoidance was untenable, did it favor avoidance over minimization and provide compensation for impacts wherever technically and financially feasibl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4" calcext:value-type="float">
            <text:p>1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20] Technical feasibility is based on whether the proposed measures and actions can be implemented with commercially available skills, equipment, and materials, taking into consideration prevailing local factors such as climate, geography, demography, infrastructure, security, governance, capacity, and operational reliabilit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4" calcext:value-type="float">
            <text:p>1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21] Financial feasibility is based on commercial considerations, including relative magnitude of the incremental cost of adopting such measures and actions compared to the project’s investment, operating, and maintenance costs, and on whether this incremental cost could make the project nonviable to the cli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5" calcext:value-type="float">
            <text:p>1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 identified risks and impacts cannot be avoided, the client will identify mitigation and performance measures and establish corresponding actions to ensure the project will operate in compliance with applicable laws and regulations, and meet the requirements of Performance Standards 1 through 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risks and impacts cannot be avoided, has the client identified mitigation and performance measures ensuring the project's compliance with applicable laws and the requirements of the Performance Standard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5" calcext:value-type="float">
            <text:p>1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level of detail and complexity of this collective management program and the priority of the identified measures and actions will be commensurate with the project’s risks and impacts, and will take account of the outcome of the engagement process with Affected Communities as appropriat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prjeect's management program (i) formulated to a level of detail and complexity and the priority of actions were commensurate with the risks and impacts of the project; and (ii) considerate of the outcome of the engagement process with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6" calcext:value-type="float">
            <text:p>1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management programs will establish environmental and social Action Plans, [22] which will define desired outcomes and actions to address the issues raised in the risks and impacts identification process, as measurable events to the extent possible, with elements such as performance indicators, targets, or acceptance criteria that can be tracked over defined time periods, and with estimates of the resources and responsibilities for implementati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environmental and social Action Plans define desired outcomes and specify actions and measurable targets to address issues stemming from identified risks and impac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2">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6" calcext:value-type="float">
            <text:p>1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22] Action plans may include an overall Environmental and Social Action Plan necessary for carrying out a suite of mitigation measures or thematic action plans, such as Resettlement Action Plans or Biodiversity Action Plans. Action plans may be plans designed to fill in the gaps of existing management programs to ensure consistency with the Performance Standards, or they may be stand alone plans that specify the project’s mitigation strategy. The “Action plan” terminology is understood by some communities of practice to mean Management plans, or Development plans. In this case, examples are numerous and include various types of environmental and social management plan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6" calcext:value-type="float">
            <text:p>1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As appropriate, the management program will recognize and incorporate the role of relevant actions and events controlled by third parties to address identified risks and impac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actions and events are controlled by third parties, has the project's management program incorporated their role in such within project risks and impacts management programm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anagement Programs</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6" calcext:value-type="float">
            <text:p>1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Recognizing the dynamic nature of the project, the management program will be responsive to changes in circumstances, unforeseen events, and the results of monitoring and review.</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project's management program appropriately responsive to changes in circumstances, unforeseen events, and monitoring results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7" calcext:value-type="float">
            <text:p>1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in collaboration with appropriate and relevant third parties, will establish, maintain, and strengthen as necessary an organizational structure that defines roles, responsibilities, and authority to implement the ESM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project established, <text:s/>in collaboration with the relevant third parties, <text:s/>an organizational structure to define roles, responsibilities, and authority to implement the ESM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7" calcext:value-type="float">
            <text:p>1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Specific personnel, including management representative(s), with </text:p>
            <text:p>clear lines of responsibility and authority should be designate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project adequately designated responsibilities and authority of specific personell?</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7" calcext:value-type="float">
            <text:p>1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Key environmental and social responsibilities should be well defined and communicated to the relevant personnel and to the rest of the client’s organizati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ere environmental and social responsibilities defined and communicated effectively throughout the client's organiz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7" calcext:value-type="float">
            <text:p>1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Sufficient management sponsorship and human and financial resources will be provided on an ongoing basis to achieve effective and continuous environmental and social performanc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project providing, on a continuous basis, sufficient human and financial resources to achieving <text:s/>environmental and social performance targe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8" calcext:value-type="float">
            <text:p>1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Personnel within the client’s organization with direct responsibility for the project’s environmental and social performance will have the knowledge, skills, and experience necessary to perform their work, including current knowledge of the host country’s regulatory requirements and the applicable requirements of Performance Standards 1 through 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as personnel with responsibility for the project's environmental and social performance chosen and employed according to required skills, knowledge and experience for social performance manage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8" calcext:value-type="float">
            <text:p>1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Personnel will also possess the knowledge, skills, and experience to implement the specific measures and actions required under the ESMS and the methods required to perform the actions in a competent and efficient manner.</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 the personell employed for ESMS implementation <text:s/>possess adequate <text:s/>knowledge, skills, and experience necessary to implement the ESMS in a competent and efficient manner?</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9" calcext:value-type="float">
            <text:p>1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process of identification of risks and impacts will consist of an adequate, accurate, and objective evaluation and presentation, prepared by competent professional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as the process of risks and impacts indentification characterised by adequate, accurate, and objective evaluations and presentations that were prepared by competent professional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rganizational Capacity and Competency</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19" calcext:value-type="float">
            <text:p>1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For projects posing potentially significant adverse impacts or where technically complex issues are involved, clients may be required to involve external experts to assist in the risks and impacts identification proces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as external expertise engaged to assist the process of risk and impactsidentific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mergency Preparedness and Response</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0" calcext:value-type="float">
            <text:p>2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 project involves specifically identified physical elements, aspects and facilities that are likely to generate impacts, the ESMS will establish and maintain an emergency preparedness and response system so that the client, in collaboration with appropriate and relevant third parties, will be prepared to respond to accidental and emergency situations associated with the project in a manner appropriate to prevent and mitigate any harm to people and/or the environm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the project involves specifically identified physical elements, aspects and facilities that are likely to generate impacts, has the project's ESMS, in collaboration with appropriate and relevant third parties, <text:s/>established an emergency preparedness and response system that can respond to accidental and emergency situations associated with the project in a manner appropriate to prevent and mitigate any harm to people and/or the environ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30"/>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1">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mergency Preparedness and Respons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office:value-type="float" office:value="20" calcext:value-type="float">
            <text:p>2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is preparation will include the identification of areas where accidents and emergency situations may occur, communities and individuals that may be impacted, response procedures, provision of equipment and resources, designation of responsibilities, communication, including that with potentially Affected Communities and periodic training to ensure effective respons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id the preparation of the project's emergency preparedness and response system adequately identify areas where accidents and emergency situations may occur, communities and individuals that may be impacted, and response procedures? Did it also provisde for equipment and resources, designate responsibilities and communication protocol, and provide for periodic training to ensure effective response--including those for potentially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mergency Preparedness and Respons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office:value-type="float" office:value="20" calcext:value-type="float">
            <text:p>2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emergency preparedness and response activities will be periodically reviewed and revised, as necessary, to reflect changing condition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emergency preparedness and response system continuously reviewed and revised according to the circumstances of the project?</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mergency Preparedness and Respons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office:value-type="float" office:value="21" calcext:value-type="float">
            <text:p>2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applicable, the client will also assist and collaborate with the potentially Affected Communities (see Performance Standard 4) and the local government agencies in their preparations to respond effectively to emergency situations, especially when their participation and collaboration are necessary to ensure effective response. </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client collaborating with the potentially Affected Communities and the local government agencies in their preparations to respond effectively to emergency situations, according to the specifications of both this Performance Standard and the specifications of Performance Standard 4? </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mergency Preparedness and Response</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1" calcext:value-type="float">
            <text:p>2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f local government agencies have little or no capacity to respond effectively, the client will play an active role in preparing for and responding to emergencies associated with the projec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local government agencies cannot guarantee effective response to project-related emergencies, has the project employed an active role in the preparation for and response to such?</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style-name="ce1" table:number-columns-repeated="997"/>
        </table:table-row>
        <table:table-row table:style-name="ro14">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mergency Preparedness and Response</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1" calcext:value-type="float">
            <text:p>2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document its emergency preparedness and response activities, resources, and responsibilities, and will provide appropriate information to potentially Affected Community and relevant government agenc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the activities of the emergency preparedness and response system adequately documented and disseminated to potentially Affected Communities and relevant government agenc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2" calcext:value-type="float">
            <text:p>2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establish procedures to monitor and measure the effectiveness of the management program, as well as compliance with any related legal and/or contractual obligations and regulatory requiremen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established adequate procedures to monitor and measure the effectiveness of its management program? If so, is it effectively and appropriately monitoring compliance with any regulatory requirements or contractual obligation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2" calcext:value-type="float">
            <text:p>2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 government or other third party has responsibility for </text:p>
            <text:p>managing specific risks and impacts and associated mitigation measures, the client will collaborate in establishing and monitoring such mitigation measur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collaborated with government or other third parties in establishing and monitoring mitigation measures in cases where third parties carry managerial responsibility?</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2" calcext:value-type="float">
            <text:p>2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appropriate, clients will consider involving representatives from Affected Communities to participate in monitoring activities. [2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representatives from Affected Communities adequately included in the monitoring and reviewing of project activ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2" calcext:value-type="float">
            <text:p>2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23] For example, participatory water monitoring.</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2" calcext:value-type="float">
            <text:p>2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s monitoring program should be overseen by the appropriate level in the organizati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oversight of the monitoring program conducted by the appropriate level of the organiz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2" calcext:value-type="float">
            <text:p>2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For projects with significant impacts, the client will retain external experts to verify its monitoring informati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employed external expertise to verify its monitoring inform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2" calcext:value-type="float">
            <text:p>2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extent of monitoring should be commensurate with the project’s environmental and social risks and impacts and with compliance requiremen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extent of the monitoring program commensurate with the associated risks and impacts of the project, and with compliance requiremen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3" calcext:value-type="float">
            <text:p>2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n addition to recording information to track performance and establishing relevant operational controls, the client should use dynamic mechanisms, such as internal inspections and audits, where relevant, to verify compliance and progress toward the desired outcomes. Monitoring will normally include recording information to track performance and comparing this against the previously established benchmarks or requirements in the management program.</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employ dynamic mechanisms, such as internal inspections and audits, where relevant, to verify compliance with regulatory frameworks and progress towards desired outcomes? </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3" calcext:value-type="float">
            <text:p>2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Monitoring should be adjusted according to performance experience and actions requested by relevant regulatory author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the client's monitoring activities adjusted according to performance experience and requests from relevant regulatory author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3" calcext:value-type="float">
            <text:p>2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document monitoring results and identify and reflect the necessary corrective and preventive actions in the amended management program and plan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monitoring results used by the client to identify necessary corrective and preventive actions? If so, are these adequately reflected in the amended management program and plan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3" calcext:value-type="float">
            <text:p>2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in collaboration with appropriate and relevant third parties, will implement these corrective and preventive actions, and follow up on these actions in upcoming monitoring cycles to ensure their effectivenes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corrective and preventive actions being implemented in collaboration with appropriate and relevant third parties? If so, and such also being followed-up regularly throughout the project lifecycl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4" calcext:value-type="float">
            <text:p>2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Senior management in the client organization will receive periodic performance reviews of the effectiveness of the ESMS, based on systematic data collection and analysi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senior management of the client organization receive periodic reviews of the effectiveness of the ESMS based on systematic data collection and analysi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8">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4" calcext:value-type="float">
            <text:p>2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scope and frequency of such reporting will depend upon the nature and scope of the activities identified and undertaken in accordance with the client’s ESMS and other applicable project requiremen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scope and frequency of data and analysis reporting commensurate with the ESMS and the project requiremen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Monitoring and Review</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4" calcext:value-type="float">
            <text:p>2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Based on results within these performance reviews, senior management will take the necessary and appropriate steps to ensure the intent of the client’s policy is met, that procedures, practices, and plans are being implemented, and are seen to be effectiv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senior management of the client organization taking appropriate steps to ensure the fulfilment of policy intent based on the results of continuous performance reviews? </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5" calcext:value-type="float">
            <text:p>2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Stakeholder engagement is the basis for building strong, constructive, and responsive relationships that are essential for the successful management of a project's environmental and social impacts. [2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5" calcext:value-type="float">
            <text:p>2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25] Requirements regarding engagement of workers and related grievance redress procedures are found in Performance Standard 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s <text:s/>engagement of stakholders in comply with the requirements stipulated in Performance Standard 2 regarding engagement of workers and related grievance redress procedur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5" calcext:value-type="float">
            <text:p>2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Stakeholder engagement is an ongoing process that may involve, in varying degrees, the following elements: stakeholder analysis and planning, disclosure and dissemination of information, consultation and participation, grievance mechanism, and ongoing reporting to Affected Commun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project's process of stakeholder engagement ongoing--including, in varying degrees, recurring stakeholder analysis and planning, disclosure and dissemination of information, consultation and participation, grievance mechanism, and ongoing reporting to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9">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5" calcext:value-type="float">
            <text:p>2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nature, frequency, and level of effort of stakeholder engagement may vary considerably and will be commensurate with the project’s risks and adverse impacts, and the project’s phase of developm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nature, frequency, and level of effort of stakeholder engagement commensurate with the project’s risks and adverse impacts, and the project’s phase of develop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6" calcext:value-type="float">
            <text:p>2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Clients should identify the range of stakeholders that may be interested in their actions and consider how external communications might facilitate a dialog with all stakeholders (paragraph 34 below).</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identified all potentially relevant stakeholders, and were measures considered to facilitate communications with these stakeholder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6" calcext:value-type="float">
            <text:p>2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projects involve specifically identified physical elements, aspects and/or facilities that are likely to generate adverse environmental and social impacts to Affected Communities the client will identify the Affected Communities and will meet the relevant requirements described below.</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projects involve specifically identified physical elements, aspects and/or facilities that are likely to generate adverse environmental and social impacts, has the client met the following requirement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7" calcext:value-type="float">
            <text:p>2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develop and implement a Stakeholder Engagement Plan that is scaled to the project risks and impacts and development stage, and be tailored to the characteristics and interests of the Affected Commun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developed a <text:s/>Stakeholder Engagement Plan that is commensurate with the project's risks and impacts? If so, has it been tailored o the characteristics and interests of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7" calcext:value-type="float">
            <text:p>2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applicable, the Stakeholder Engagement Plan will include </text:p>
            <text:p>differentiated measures to allow the effective participation of those identified as disadvantaged or vulnerabl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applicable, does the Stakeholder Engagement Plan that allows for th effective participation of groups and persons identified as disadvantaged or vulnerable?</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5" office:value-type="float" office:value="27" calcext:value-type="float">
            <text:p>2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n the stakeholder engagement process depends substantially on community representatives, [25] the client will make every reasonable effort to verify that such persons do in fact represent the views of Affected Communities and that they can be relied upon to faithfully communicate the results of consultations to their constituent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n cases where the stakeholder engagement process depends on community representatives--such as religious leaders, civil society representatives, or government representatives--has the client adequately verified the accurate representation of Affected Communities by these representatives?</text:p>
          </table:table-cell>
          <table:table-cell table:style-name="ce6" office:value-type="string" calcext:value-type="string">
            <text:p>&lt;/div&gt;</text:p>
          </table:table-cell>
          <table:table-cell office:value-type="string" calcext:value-type="string">
            <text:p>&lt;div class="one wide column"&gt;</text:p>
          </table:table-cell>
          <table:table-cell table:style-name="ce14"/>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table:style-name="ce16" office:value-type="string" calcext:value-type="string">
            <text:p>&lt;div class="two wide column"&gt;</text:p>
          </table:table-cell>
          <table:table-cell table:style-name="ce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7" calcext:value-type="float">
            <text:p>2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25] For example, community and religious leaders, local government representatives, civil society representatives, politicians, school teachers, and/or others representing one or more affected stakeholder group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Stakeholder Analysis and Engagement Planning</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8" calcext:value-type="float">
            <text:p>28</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n cases where the exact location of the project is not known, but it is reasonably expected to have significant impacts on local communities, the client will prepare a Stakeholder Engagement Framework, as part of its management program, outlining general principles and a strategy to identify Affected Communities and other relevant stakeholders and plan for an engagement process compatible with this Performance Standard that will be implemented once the physical location of the project is know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n cases where the exact location of the project is not known, but it is reasonably expected to have significant impacts on local communities, has the client prepared, as part of its management program, a Stakeholder Engagement Framework that outlines general principles and a strategy to identify Affected Communities and other relevant stakeholders and plan for an engagement process to be implemented once the physical location of the project is known?</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Disclosure of Inform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9" calcext:value-type="float">
            <text:p>2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Disclosure of relevant project information helps Affected Communities and other stakeholders understand the risks, impacts and opportunities of the project. The client will provide Affected Communities with access to relevant information [26] 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 Affected Communities have access to the relevant information on the aspects and elements listed below?</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2">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Disclosure of Inform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9" calcext:value-type="float">
            <text:p>2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26] Depending on the scale of the project and significance of the risks and impacts, relevant document(s) could range from full Environmental and Social Assessments and Action Plans (i.e., Stakeholder Engagement Plan, Resettlement Action Plans, Biodiversity Action Plans, Hazardous Materials Management Plans, Emergency Preparedness and Response Plans, Community Health and Safety Plans, Ecosystem Restoration Plans, and Indigenous Peoples Development Plans, etc.) to easy-to-understand summaries of key issues and commitments. These documents could also include the client’s environmental and social policy and any supplemental measures and actions defined as a result of independent due diligence conducted by financier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Disclosure of Inform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9" calcext:value-type="float">
            <text:p>2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 the purpose, nature, and scale of the projec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text:s/>the purpose, nature, and scale of the project</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Disclosure of Inform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9" calcext:value-type="float">
            <text:p>2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i) the duration of proposed project activ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the duration of proposed project activ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Disclosure of Inform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9" calcext:value-type="float">
            <text:p>2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ii) any risks to and potential impacts on such communities and relevant mitigation measur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any risks to and potential impacts on such communities and relevant mitigation measure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Disclosure of Inform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9" calcext:value-type="float">
            <text:p>2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v) the envisaged stakeholder engagement process; an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 the envisaged stakeholder engagement proces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Disclosure of Inform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29" calcext:value-type="float">
            <text:p>29</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v) the grievance mechanism.</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 the grievance mechanism</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n Affected Communities are subject to identified risks and adverse impacts from a project, the client will undertake a process of consultation in a manner that provides the Affected Communities with opportunities to express their views on project risks, impacts and mitigation measures, and allows the client to consider and respond to them.</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ve the Affected Communities who are subject to identified risks and impacts been consulted in a manner providing them opportunities to express their views? If so, has the client considered and responded to these views in an appropriate manner?</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extent and degree of engagement required by the consultation process should be commensurate with the project’s risks and adverse impacts and with the concerns raised by the Affected Commun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extent of engagement with Affected Communities commensurate with their concerns and the risks faced by them stemming from the project?</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Effective consultation is a two-way process that shoul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consultation with Affected Communities fulfill the following criteria?</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 begin early in the process of identification of environmental and social risks and impacts and continue on an ongoing basis as risks and impacts aris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 Did identification of environmental and social risks and impacts begin early in the project lifecycle and continue on an ongoing basis as risks and impacts arise?</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i) be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 Were consultations based on the prior disclosure and dissemination of relevant, transparent, objective, meaningful and easily accessible information which is in a culturally appropriate local language(s) and format and is understandable to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ii) focus inclusive [27] engagement on those directly affected as opposed to those not directly affecte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Did the project focus on inclusive engagement with those directly affected (as is distinguished from <text:s/>those not directly affected)?</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27] Such as men, women, the elderly, youth, displaced persons, and vulnerable and disadvantaged persons or group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v) be free of external manipulation, interference, coercion, or intimidati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Was the consultation process free of external manipulation, interference, coercion, or intimid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v) enable meaningful participation, where applicable; an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 Did the consultation process <text:s/>enable meaningful participation, where applicable?</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vi) be documente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Is the consultation process well documented?</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Consult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0" calcext:value-type="float">
            <text:p>30</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tailor its consultation process to the language preferences of the Affected Communities, their decision-making process, and the needs of disadvantaged or vulnerable groups. If clients have already engaged in such a process, they will provide adequate documented evidence of such engagement.</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tailored its consultation process to the needs of Affected Communities and groups identified as disadvantaged or vulnerable? If so, has it maintained adequate documentation of this engage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1" calcext:value-type="float">
            <text:p>3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For projects with potentially significant adverse impacts on Affected Communities, the client will conduct an Informed Consultation and Participation (ICP) process that will build upon the steps outlined above in Consultation and will result in the Affected Communities’ informed participatio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For project with potentially significant adverse impacts on Affected Communities, <text:s/>did the client conduct an Informed Consultation and Participation (ICP) process that builds upon project consultation processes and that seeks to culminate in the Affected Communities’ informed participation?</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1" calcext:value-type="float">
            <text:p>3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CP involves a more in-depth exchange of views and information, and an organized and iterative consultation, leading to the client’s incorporating into their decision-making process the views of the Affected Communities on matters that affect them directly, such as the proposed mitigation <text:s/>measures, the sharing of development benefits and opportunities, and implementation issu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n/a</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1" calcext:value-type="float">
            <text:p>3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onsultation process shoul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id the consultation process attend to each of the following issue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1" calcext:value-type="float">
            <text:p>3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 capture both men’s and women’s views, if necessary through separate forums or engagements, an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Did the consultation process adequately address and incorporate the views and concerns of both men and women?</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1" calcext:value-type="float">
            <text:p>3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i) reflect men’s and women’s different concerns and priorities about impacts, mitigation mechanisms, and benefits, where appropriat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Did the consultation process reflect men’s and women’s different concerns and priorities about impacts, mitigation mechanisms, and benefits, where appropriate?</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3">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Informed Consultation and Participation</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1" calcext:value-type="float">
            <text:p>31</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document the process, in particular the measures taken to avoid or minimize risks to and adverse impacts on the Affected Communities, and will inform those affected about how their concerns have been considere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id the client document the consultation process--in particular, the measures taken to avoid or minimize risks to and adverse impacts on the Affected Communities? <text:s/>Did the client inform those affected about how their concerns have been considered?</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Indigenous Peopl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2" calcext:value-type="float">
            <text:p>32</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For projects with adverse impacts to Indigenous Peoples, the client is required to engage them in a process of ICP and in certain circumstances the client is required to obtain their Free, Prior, and Informed Consent (FPIC). The requirements related to Indigenous Peoples and the definition of the special circumstances requiring FPIC are described in Performance Standard 7.</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For projects with adverse impacts to Indigenous Peoples, did the project engage the affected Indigenous Peoples communities in a process of ICP and was their FPIC obtained in accordance with the circumstances described in Performance Standard 7?</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Private Sector Responsibilities Under Government-Led Stakeholder Engagement</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3" calcext:value-type="float">
            <text:p>3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stakeholder engagement is the responsibility of the host government, the client will collaborate with the responsible government agency, to the extent permitted by the agency, to achieve outcomes that are consistent with the objectives of this Performance Standar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re the responsibility of stakeholder engagement lies with the host government, has the client collaborated with the government to achieve outcomes that are consistent with the objectives of the Performance Standard?</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Private Sector Responsibilities Under Government-Led Stakeholder Engagement</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3" calcext:value-type="float">
            <text:p>3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n addition, where government capacity is limited, the client will play an active role during the stakeholder engagement planning, implementation, and monitoring.</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f the government capacity is limited, has the client played an active role in the planning, implementation and monitoring of stakeholder engagement?</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7">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Stakeholder Engagement</text:p>
            <text:p>&gt; Private Sector Responsibilities Under Government-Led Stakeholder Engagement</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3" calcext:value-type="float">
            <text:p>33</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f the process conducted by the government does not meet the relevant requirements of this Performance Standard, the client will conduct a complementary process and, where appropriate, identify supplemental action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n instances where the process conducted by the host government is not compliant with relevant requirements of the Performance Standard, has the client conducted a complementary process? If so, have supplemental actions been identified?</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4" calcext:value-type="float">
            <text:p>3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Clients will implement and maintain a procedure for external communications that includes methods to</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established a procedure for external communications that incorporated the following method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4" calcext:value-type="float">
            <text:p>3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 receive and register external communications from the public;</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 Are communications from the public systematically received and registered?</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4" calcext:value-type="float">
            <text:p>3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i) screen and assess the issues raised and determine how to address them;</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Are registered communications screened and assessed to determine responsive action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4" calcext:value-type="float">
            <text:p>3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ii) provide, track, and document responses, if any; and</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Does the project actively provide, track, and document responses, if any?</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4" calcext:value-type="float">
            <text:p>3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9" office:value-type="string" calcext:value-type="string">
            <text:p>(iv) adjust the management program, as appropriat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22" office:value-type="string" calcext:value-type="string">
            <text:p><text:s/>* Does the project adjust its management programmes, as appropriate, in response to its interactions with the public?</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External Communication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4" calcext:value-type="float">
            <text:p>34</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n addition, clients are encouraged to make publically available periodic reports on their environmental and social sustainabilit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made periodic reports on its environmental and social sustainability publically available? </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5" calcext:value-type="float">
            <text:p>3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Where there are Affected Communities, the client will establish a grievance mechanism to receive and facilitate resolution of Affected Communities’ concerns and grievances about the client’s environmental and social performance.</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Has the client established a grievance mechanism to receive and facilitate the resolution of concerns and grievances from Affected Communities regarding project environmental and social performance?</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5" calcext:value-type="float">
            <text:p>3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grievance mechanism should be scaled to the risks and </text:p>
            <text:p>adverse impacts of the project and have Affected Communities as its primary user.</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grievance mechanism scaled to and based on risks and adverse impacts faced by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5" calcext:value-type="float">
            <text:p>3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t should seek to resolve concerns promptly, using an understandable and transparent consultative process that is culturally appropriate and readily accessible, and at no cost and without retribution to the party that originated the issue or concern.</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grievance mechanism help to resolve concerns promptly and in an understandable, transparent and culturally appropriate manner? Is it employed without costs or retribution to the party from which the concern arose?</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5" calcext:value-type="float">
            <text:p>3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mechanism should not impede access to judicial or administrative remed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oes the project employ adequate measures to ensure that the grievance mechanism does not impede access to judicial and/or administrative remed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5" calcext:value-type="float">
            <text:p>35</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inform the Affected Communities about the mechanism in the course of the stakeholder engagement proces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Did the client inform the Affected Communities about the mechanism in the course of the stakeholder engagement proces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6">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Ongoing Reporting to Affected Communities</text:p>
            <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6" calcext:value-type="float">
            <text:p>3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client will provide periodic reports to the Affected Communities that describe progress with implementation of the project Action Plans on issues that involve ongoing risk to or impacts on Affected Communities and on issues that the consultation process or grievance mechanism have identified as a concern to those Communities.</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Are Affected Communities periodically and adeqately informed on the progress of Action Plan implementation on issues identified as relevant to them?</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6" calcext:value-type="float">
            <text:p>3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If the management program results in material changes in or additions to the mitigation measures or actions described in the Action Plans on issues of concern to the Affected Communities, the updated relevant mitigation measures or actions will be communicated to them.</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When the mitigation measures or actions of the Action Plans on issues of concern to Affected Communities have been changed as a result of stakeholder feedback of management program implementation experience, is the relevant information communicated to Affected Communities?</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5">
          <table:table-cell table:style-name="ce1"/>
          <table:table-cell office:value-type="string" calcext:value-type="string">
            <text:p>&lt;div class="eight column row"&gt;</text:p>
          </table:table-cell>
          <table:table-cell office:value-type="string" calcext:value-type="string">
            <text:p>&lt;div class="one wide column"&gt;</text:p>
          </table:table-cell>
          <table:table-cell table:style-name="ce5" office:value-type="string" calcext:value-type="string">
            <text:p>PS1</text:p>
          </table:table-cell>
          <table:table-cell table:style-name="ce6" office:value-type="string" calcext:value-type="string">
            <text:p>&lt;/div&gt;</text:p>
          </table:table-cell>
          <table:table-cell table:style-name="ce8" office:value-type="string" calcext:value-type="string">
            <text:p>&lt;div class="two wide column"&gt;</text:p>
          </table:table-cell>
          <table:table-cell table:style-name="ce10" office:value-type="string" calcext:value-type="string">
            <text:p>Requirements </text:p>
            <text:p>&gt; Environmental and Social Assessment </text:p>
            <text:p>and Management System</text:p>
            <text:p>&gt; External Communications and Grievance Mechanisms</text:p>
            <text:p>&gt; Grievance Mechanisms for Affected Communities</text:p>
            <text:p/>
          </table:table-cell>
          <table:table-cell table:style-name="ce6" office:value-type="string" calcext:value-type="string">
            <text:p>&lt;/div&gt;</text:p>
          </table:table-cell>
          <table:table-cell office:value-type="string" calcext:value-type="string">
            <text:p>&lt;div class="one wide column"&gt;</text:p>
          </table:table-cell>
          <table:table-cell table:style-name="ce15" office:value-type="float" office:value="36" calcext:value-type="float">
            <text:p>36</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5" office:value-type="string" calcext:value-type="string">
            <text:p>The frequency of these reports will be proportionate to the concerns of Affected Communities but not less than annually.</text:p>
          </table:table-cell>
          <table:table-cell table:style-name="ce6" office:value-type="string" calcext:value-type="string">
            <text:p>&lt;/div&gt;</text:p>
          </table:table-cell>
          <table:table-cell table:style-name="ce16" office:value-type="string" calcext:value-type="string">
            <text:p>&lt;div class="three wide column"&gt;</text:p>
          </table:table-cell>
          <table:table-cell table:style-name="ce14" office:value-type="string" calcext:value-type="string">
            <text:p>Is the frequency of project reviews and reporting proportionate to the concerns of Affected Communities and not less than annually?</text:p>
          </table:table-cell>
          <table:table-cell table:style-name="ce6" office:value-type="string" calcext:value-type="string">
            <text:p>&lt;/div&gt;</text:p>
          </table:table-cell>
          <table:table-cell office:value-type="string" calcext:value-type="string">
            <text:p>&lt;div class="one wide column"&gt;</text:p>
          </table:table-cell>
          <table:table-cell table:style-name="ce24"/>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table:style-name="ce16" office:value-type="string" calcext:value-type="string">
            <text:p>&lt;div class="two wide column"&gt;</text:p>
          </table:table-cell>
          <table:table-cell table:style-name="ce15"/>
          <table:table-cell table:style-name="ce6" office:value-type="string" calcext:value-type="string">
            <text:p>&lt;/div&gt;</text:p>
          </table:table-cell>
          <table:table-cell office:value-type="string" calcext:value-type="string">
            <text:p>&lt;/div&gt;</text:p>
          </table:table-cell>
          <table:table-cell table:number-columns-repeated="997"/>
        </table:table-row>
        <table:table-row table:style-name="ro1">
          <table:table-cell table:style-name="ce1"/>
          <table:table-cell/>
          <table:table-cell table:style-name="ce2" office:value-type="string" calcext:value-type="string">
            <text:p>&lt;/table&gt;</text:p>
          </table:table-cell>
          <table:table-cell table:style-name="ce5"/>
          <table:table-cell table:style-name="ce6"/>
          <table:table-cell table:style-name="ce8"/>
          <table:table-cell table:style-name="ce10"/>
          <table:table-cell table:style-name="ce6"/>
          <table:table-cell/>
          <table:table-cell table:style-name="ce15"/>
          <table:table-cell table:style-name="ce6"/>
          <table:table-cell table:style-name="ce16"/>
          <table:table-cell table:style-name="ce5"/>
          <table:table-cell table:style-name="ce6"/>
          <table:table-cell table:style-name="ce16"/>
          <table:table-cell table:style-name="ce14"/>
          <table:table-cell table:style-name="ce6"/>
          <table:table-cell/>
          <table:table-cell table:style-name="ce24"/>
          <table:table-cell table:style-name="ce6"/>
          <table:table-cell table:style-name="ce16"/>
          <table:table-cell table:style-name="ce15"/>
          <table:table-cell table:style-name="ce6"/>
          <table:table-cell table:style-name="ce16"/>
          <table:table-cell table:style-name="ce15"/>
          <table:table-cell table:style-name="ce6"/>
          <table:table-cell table:number-columns-repeated="998"/>
        </table:table-row>
        <table:table-row table:style-name="ro1">
          <table:table-cell table:style-name="ce1" table:number-columns-repeated="2"/>
          <table:table-cell table:style-name="ce1" office:value-type="string" calcext:value-type="string">
            <text:p>&lt;/div&gt;</text:p>
          </table:table-cell>
          <table:table-cell table:number-columns-repeated="3"/>
          <table:table-cell table:style-name="ce11" table:number-columns-repeated="3"/>
          <table:table-cell/>
          <table:table-cell table:style-name="ce11" table:number-columns-repeated="2"/>
          <table:table-cell table:style-name="ce21"/>
          <table:table-cell table:style-name="ce11" table:number-columns-repeated="2"/>
          <table:table-cell table:style-name="ce25"/>
          <table:table-cell table:style-name="ce11" table:number-columns-repeated="2"/>
          <table:table-cell table:style-name="ce25"/>
          <table:table-cell table:style-name="ce11" table:number-columns-repeated="2"/>
          <table:table-cell/>
          <table:table-cell table:style-name="ce11" table:number-columns-repeated="2"/>
          <table:table-cell/>
          <table:table-cell table:style-name="ce11"/>
          <table:table-cell table:style-name="ce1"/>
          <table:table-cell table:number-columns-repeated="997"/>
        </table:table-row>
        <table:table-row table:style-name="ro1">
          <table:table-cell table:style-name="ce1" table:number-columns-repeated="2"/>
          <table:table-cell table:style-name="ce1" office:value-type="string" calcext:value-type="string">
            <text:p>&lt;/div&gt;</text:p>
          </table:table-cell>
          <table:table-cell table:number-columns-repeated="3"/>
          <table:table-cell table:style-name="ce11" table:number-columns-repeated="3"/>
          <table:table-cell/>
          <table:table-cell table:style-name="ce11" table:number-columns-repeated="2"/>
          <table:table-cell table:style-name="ce21"/>
          <table:table-cell table:style-name="ce11" table:number-columns-repeated="2"/>
          <table:table-cell table:style-name="ce25"/>
          <table:table-cell table:style-name="ce11" table:number-columns-repeated="2"/>
          <table:table-cell table:style-name="ce25"/>
          <table:table-cell table:style-name="ce11" table:number-columns-repeated="2"/>
          <table:table-cell/>
          <table:table-cell table:style-name="ce11" table:number-columns-repeated="2"/>
          <table:table-cell/>
          <table:table-cell table:style-name="ce11"/>
          <table:table-cell table:style-name="ce1"/>
          <table:table-cell table:number-columns-repeated="997"/>
        </table:table-row>
        <table:table-row table:style-name="ro1" table:number-rows-repeated="4">
          <table:table-cell table:style-name="ce1" table:number-columns-repeated="3"/>
          <table:table-cell table:number-columns-repeated="3"/>
          <table:table-cell table:style-name="ce11" table:number-columns-repeated="3"/>
          <table:table-cell/>
          <table:table-cell table:style-name="ce11" table:number-columns-repeated="2"/>
          <table:table-cell table:style-name="ce21"/>
          <table:table-cell table:style-name="ce11" table:number-columns-repeated="2"/>
          <table:table-cell table:style-name="ce25"/>
          <table:table-cell table:style-name="ce11" table:number-columns-repeated="2"/>
          <table:table-cell table:style-name="ce25"/>
          <table:table-cell table:style-name="ce11" table:number-columns-repeated="2"/>
          <table:table-cell/>
          <table:table-cell table:style-name="ce11" table:number-columns-repeated="2"/>
          <table:table-cell/>
          <table:table-cell table:style-name="ce11"/>
          <table:table-cell table:style-name="ce1"/>
          <table:table-cell table:number-columns-repeated="997"/>
        </table:table-row>
        <table:table-row table:style-name="ro1" table:number-rows-repeated="4">
          <table:table-cell table:style-name="ce1" table:number-columns-repeated="3"/>
          <table:table-cell table:number-columns-repeated="9"/>
          <table:table-cell table:style-name="ce21"/>
          <table:table-cell table:number-columns-repeated="2"/>
          <table:table-cell table:style-name="ce25"/>
          <table:table-cell table:number-columns-repeated="2"/>
          <table:table-cell table:style-name="ce25"/>
          <table:table-cell table:number-columns-repeated="7"/>
          <table:table-cell table:style-name="ce1"/>
          <table:table-cell table:number-columns-repeated="997"/>
        </table:table-row>
        <table:table-row table:style-name="ro1" table:number-rows-repeated="8">
          <table:table-cell table:number-columns-repeated="3"/>
          <table:table-cell table:style-name="ce1" table:number-columns-repeated="3"/>
          <table:table-cell table:number-columns-repeated="1018"/>
        </table:table-row>
        <table:table-row table:style-name="ro1" table:number-rows-repeated="1048396">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yperlink_20_2" style:display-name="Hyperlink 2"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bjo</meta:initial-creator>
    <meta:creation-date>2013-07-10T10:51:16</meta:creation-date>
    <dc:date>2018-04-07T15:27:57.900306411</dc:date>
    <meta:generator>LibreOffice/5.1.6.2$Linux_X86_64 LibreOffice_project/10m0$Build-2</meta:generator>
    <meta:editing-duration>PT5M39S</meta:editing-duration>
    <meta:editing-cycles>1</meta:editing-cycles>
    <meta:document-statistic meta:table-count="1" meta:cell-count="3648" meta:object-count="0"/>
    <meta:user-defined meta:name="AppVersion">14.0300</meta:user-defined>
    <meta:user-defined meta:name="Company">Infopaq Media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